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Frutiger LT Pro 45 Light" svg:font-family="'Frutiger LT Pro 45 Light'" style:font-adornments="65 Bold" style:font-family-generic="swiss" style:font-pitch="variable"/>
    <style:font-face style:name="Helvetica" svg:font-family="Helvetica" style:font-family-generic="swiss" style:font-pitch="variable"/>
    <style:font-face style:name="Liberation Sans Narrow" svg:font-family="'Liberation Sans Narrow'" style:font-adornments="Standard"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Standar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adornments="Fett" style:font-pitch="variable"/>
    <style:font-face style:name="Roboto Condensed" svg:font-family="'Roboto Condensed'" style:font-adornments="Standard" style:font-pitch="variable"/>
    <style:font-face style:name="Roboto1" svg:font-family="Roboto" style:font-adornments="Standard"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fo:text-align="end" style:justify-single-word="false"/>
      <style:text-properties style:font-name="Helvetica" officeooo:paragraph-rsid="0027f9e9" style:font-name-complex="Helvetica"/>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51pt solid #000000" style:shadow="none"/>
      <style:text-properties style:font-name="Helvetica" officeooo:paragraph-rsid="0027f9e9" style:font-name-complex="Helvetica"/>
    </style:style>
    <style:style style:name="P5" style:family="paragraph" style:parent-style-name="Title">
      <style:text-properties officeooo:rsid="00272bcb" officeooo:paragraph-rsid="00272bcb"/>
    </style:style>
    <style:style style:name="P6" style:family="paragraph" style:parent-style-name="Text_20_body">
      <style:paragraph-properties fo:break-before="page"/>
      <style:text-properties style:font-name="Linux Biolinum G" fo:font-size="14pt" fo:font-weight="bold" officeooo:rsid="00272bcb" officeooo:paragraph-rsid="00272bcb" style:font-size-asian="14pt" style:font-weight-asian="bold" style:font-size-complex="14pt" style:font-weight-complex="bold"/>
    </style:style>
    <style:style style:name="P7" style:family="paragraph" style:parent-style-name="Text_20_body">
      <style:text-properties officeooo:rsid="002cbcb4"/>
    </style:style>
    <style:style style:name="P8" style:family="paragraph" style:parent-style-name="Text_20_body">
      <style:text-properties officeooo:rsid="002928b2" officeooo:paragraph-rsid="002928b2"/>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Standard">
      <style:text-properties officeooo:rsid="00319dac" officeooo:paragraph-rsid="00319dac"/>
    </style:style>
    <style:style style:name="P12" style:family="paragraph" style:parent-style-name="Text_20_body">
      <style:text-properties officeooo:rsid="002fd1bf" officeooo:paragraph-rsid="002fd1bf"/>
    </style:style>
    <style:style style:name="P13" style:family="paragraph" style:parent-style-name="Title" style:master-page-name="First_20_Page">
      <style:paragraph-properties style:page-number="auto"/>
      <style:text-properties officeooo:rsid="00272bcb" officeooo:paragraph-rsid="00272bcb"/>
    </style:style>
    <style:style style:name="P14" style:family="paragraph" style:parent-style-name="Title">
      <style:text-properties officeooo:rsid="002cbcb4" officeooo:paragraph-rsid="002cbcb4"/>
    </style:style>
    <style:style style:name="P15" style:family="paragraph" style:parent-style-name="Heading_20_1">
      <style:paragraph-properties fo:break-before="page"/>
      <style:text-properties officeooo:rsid="002cbcb4" officeooo:paragraph-rsid="002cbcb4"/>
    </style:style>
    <style:style style:name="P16" style:family="paragraph" style:parent-style-name="Heading_20_2">
      <style:text-properties officeooo:paragraph-rsid="002fd1bf"/>
    </style:style>
    <style:style style:name="P17" style:family="paragraph" style:parent-style-name="Heading_20_2">
      <style:text-properties officeooo:paragraph-rsid="00319dac"/>
    </style:style>
    <style:style style:name="P18" style:family="paragraph" style:parent-style-name="Heading_20_2">
      <style:text-properties officeooo:rsid="00272bcb" officeooo:paragraph-rsid="00319dac"/>
    </style:style>
    <style:style style:name="P19" style:family="paragraph" style:parent-style-name="Standard">
      <style:paragraph-properties fo:text-align="end" style:justify-single-word="false"/>
      <style:text-properties style:font-name="Helvetica" fo:font-weight="bold" officeooo:rsid="00319dac" officeooo:paragraph-rsid="0027f9e9" style:font-weight-asian="bold" style:font-name-complex="Helvetica" style:font-weight-complex="bold"/>
    </style:style>
    <style:style style:name="P20" style:family="paragraph" style:parent-style-name="Standard">
      <style:paragraph-properties fo:text-align="end" style:justify-single-word="false"/>
      <style:text-properties style:font-name="Helvetica" officeooo:rsid="00319dac" officeooo:paragraph-rsid="0027f9e9" style:font-name-complex="Helvetica"/>
    </style:style>
    <style:style style:name="P21" style:family="paragraph" style:parent-style-name="Standard" style:list-style-name="L1">
      <style:text-properties officeooo:paragraph-rsid="002fd1bf"/>
    </style:style>
    <style:style style:name="P22" style:family="paragraph" style:parent-style-name="Standard" style:list-style-name="L1">
      <style:text-properties officeooo:paragraph-rsid="002cbcb4"/>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T1" style:family="text">
      <style:text-properties officeooo:rsid="00319dac"/>
    </style:style>
    <style:style style:name="T2" style:family="text">
      <style:text-properties fo:font-style="italic" style:font-style-asian="italic" style:font-style-complex="italic"/>
    </style:style>
    <style:style style:name="T3" style:family="text">
      <style:text-properties fo:font-style="italic" officeooo:rsid="002093c0" style:font-style-asian="italic" style:font-style-complex="italic"/>
    </style:style>
    <style:style style:name="T4" style:family="text">
      <style:text-properties fo:font-style="italic" officeooo:rsid="0031abf3" style:font-style-asian="italic" style:font-style-complex="italic"/>
    </style:style>
    <style:style style:name="T5" style:family="text">
      <style:text-properties officeooo:rsid="002fd1bf"/>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style:column style:rel-width="33318*" fo:start-indent="0cm" fo:end-indent="0.106cm"/>
          <style:column style:rel-width="32217*" fo:start-indent="0.106cm" fo:end-indent="0cm"/>
        </style:columns>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ld"/>
      </text:sequence-decls>
      <text:p text:style-name="P13"/>
      <text:p text:style-name="P5"/>
      <text:p text:style-name="P14">Satzung</text:p>
      <text:p text:style-name="Text_20_body"/>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text:p>
          </text:index-title>
          <text:p text:style-name="P9"><text:a xlink:type="simple" xlink:href="#__RefHeading___Toc721_652636926%20Kopie%201" text:style-name="Index_20_Link" text:visited-style-name="Index_20_Link">Allgemeines<text:tab/>2</text:a></text:p>
          <text:p text:style-name="P10"><text:a xlink:type="simple" xlink:href="#__RefHeading___Toc638_2010093924" text:style-name="Index_20_Link" text:visited-style-name="Index_20_Link">§1 Name, Sitz, Geschäftsjahr, Logo<text:tab/>2</text:a></text:p>
          <text:p text:style-name="P10"><text:a xlink:type="simple" xlink:href="#__RefHeading___Toc163_3454337579" text:style-name="Index_20_Link" text:visited-style-name="Index_20_Link">§2 Aufgaben und Zweck<text:tab/>2</text:a></text:p>
          <text:p text:style-name="P10"><text:a xlink:type="simple" xlink:href="#__RefHeading___Toc163_3454337579%20Kopie%201" text:style-name="Index_20_Link" text:visited-style-name="Index_20_Link">§3 Vereinsvermögen<text:tab/>2</text:a></text:p>
          <text:p text:style-name="P10"><text:a xlink:type="simple" xlink:href="#__RefHeading___Toc168_3454337579" text:style-name="Index_20_Link" text:visited-style-name="Index_20_Link">§4 Organe<text:tab/>2</text:a></text:p>
          <text:p text:style-name="P10"><text:a xlink:type="simple" xlink:href="#__RefHeading___Toc170_3454337579" text:style-name="Index_20_Link" text:visited-style-name="Index_20_Link">§5 Allgemeine Vorschriften<text:tab/>2</text:a></text:p>
          <text:p text:style-name="P9"><text:a xlink:type="simple" xlink:href="#__RefHeading___Toc172_3454337579" text:style-name="Index_20_Link" text:visited-style-name="Index_20_Link">Mitgliedschaft<text:tab/>2</text:a></text:p>
          <text:p text:style-name="P10"><text:a xlink:type="simple" xlink:href="#__RefHeading___Toc174_3454337579" text:style-name="Index_20_Link" text:visited-style-name="Index_20_Link">§1 Mitgliederstruktur<text:tab/>2</text:a></text:p>
          <text:p text:style-name="P10"><text:a xlink:type="simple" xlink:href="#__RefHeading___Toc176_3454337579" text:style-name="Index_20_Link" text:visited-style-name="Index_20_Link">§2 Erwerb der Mitgliedschaft<text:tab/>2</text:a></text:p>
          <text:p text:style-name="P10"><text:a xlink:type="simple" xlink:href="#__RefHeading___Toc178_3454337579" text:style-name="Index_20_Link" text:visited-style-name="Index_20_Link">§3 Recht und Pflichten<text:tab/>2</text:a></text:p>
          <text:p text:style-name="P10"><text:a xlink:type="simple" xlink:href="#__RefHeading___Toc180_3454337579" text:style-name="Index_20_Link" text:visited-style-name="Index_20_Link">§4 Ende der Mitgliedschaft<text:tab/>2</text:a></text:p>
          <text:p text:style-name="P9"><text:a xlink:type="simple" xlink:href="#__RefHeading___Toc182_3454337579" text:style-name="Index_20_Link" text:visited-style-name="Index_20_Link">Mitgliederversammlung<text:tab/>2</text:a></text:p>
          <text:p text:style-name="P9"><text:a xlink:type="simple" xlink:href="#__RefHeading___Toc184_3454337579" text:style-name="Index_20_Link" text:visited-style-name="Index_20_Link">Aufsichtsrat<text:tab/>2</text:a></text:p>
          <text:p text:style-name="P10"><text:a xlink:type="simple" xlink:href="#__RefHeading___Toc186_3454337579" text:style-name="Index_20_Link" text:visited-style-name="Index_20_Link">§1 Stellung<text:tab/>2</text:a></text:p>
          <text:p text:style-name="P10"><text:a xlink:type="simple" xlink:href="#__RefHeading___Toc188_3454337579" text:style-name="Index_20_Link" text:visited-style-name="Index_20_Link">§2 Zusammensetzung<text:tab/>2</text:a></text:p>
          <text:p text:style-name="P10"><text:a xlink:type="simple" xlink:href="#__RefHeading___Toc190_3454337579" text:style-name="Index_20_Link" text:visited-style-name="Index_20_Link">§3 Wahl<text:tab/>2</text:a></text:p>
          <text:p text:style-name="P10"><text:a xlink:type="simple" xlink:href="#__RefHeading___Toc192_3454337579" text:style-name="Index_20_Link" text:visited-style-name="Index_20_Link">§4 Vertretungsbefugnisse und Haftung<text:tab/>2</text:a></text:p>
          <text:p text:style-name="P10"><text:a xlink:type="simple" xlink:href="#__RefHeading___Toc194_3454337579" text:style-name="Index_20_Link" text:visited-style-name="Index_20_Link">§5 Aufgaben<text:tab/>2</text:a></text:p>
          <text:p text:style-name="P10"><text:a xlink:type="simple" xlink:href="#__RefHeading___Toc196_3454337579" text:style-name="Index_20_Link" text:visited-style-name="Index_20_Link">§6 Sitzungen und Beschlussfassung<text:tab/>2</text:a></text:p>
          <text:p text:style-name="P9"><text:a xlink:type="simple" xlink:href="#__RefHeading___Toc198_3454337579" text:style-name="Index_20_Link" text:visited-style-name="Index_20_Link">Schlussbestimmungen<text:tab/>2</text:a></text:p>
          <text:p text:style-name="P10"><text:a xlink:type="simple" xlink:href="#__RefHeading___Toc200_3454337579" text:style-name="Index_20_Link" text:visited-style-name="Index_20_Link">§1 Wirkung der Satzung und ihrer Änderungen<text:tab/>2</text:a></text:p>
          <text:p text:style-name="P9"><text:a xlink:type="simple" xlink:href="#__RefHeading___Toc725_652636926" text:style-name="Index_20_Link" text:visited-style-name="Index_20_Link">Viertes technisches Kapitel - Literatur<text:tab/>3</text:a></text:p>
          <text:p text:style-name="P9"><text:a xlink:type="simple" xlink:href="#__RefHeading___Toc727_652636926" text:style-name="Index_20_Link" text:visited-style-name="Index_20_Link">Literaturverzeichnis<text:tab/>3</text:a></text:p>
        </text:index-body>
      </text:table-of-content>
      <text:p text:style-name="Text_20_body"/>
      <text:p text:style-name="Text_20_body"/>
      <text:p text:style-name="Text_20_body"/>
      <text:p text:style-name="P7"><text:bookmark-start text:name="__RefHeading___Toc721_652636926"/><text:bookmark-end text:name="__RefHeading___Toc721_652636926"/></text:p>
      <text:section text:style-name="Sect2" text:name="Bereich1">
        <text:h text:style-name="P15" text:outline-level="1"><text:bookmark-start text:name="__RefHeading___Toc721_652636926 Kopie 1"/>Allgemeines<text:bookmark-end text:name="__RefHeading___Toc721_652636926 Kopie 1"/></text:h>
        <text:h text:style-name="Heading_20_2" text:outline-level="2"><text:bookmark-start text:name="__RefHeading___Toc638_2010093924"/>Name, Sitz, Geschäftsjahr, <text:span text:style-name="T5">Logo</text:span><text:bookmark-end text:name="__RefHeading___Toc638_2010093924"/></text:h>
        <text:list xml:id="list870138046" text:style-name="L1">
          <text:list-item>
            <text:p text:style-name="P21">Der Verein führt den Namen „<text:span text:style-name="T5">fairdevices</text:span> e.V.“ und hat seinen Sitz in Dresden.</text:p>
          </text:list-item>
          <text:list-item>
            <text:p text:style-name="P21">Er ist in das Vereinsregister des Amtsgerichts Dresden eingetragen.</text:p>
          </text:list-item>
          <text:list-item>
            <text:p text:style-name="P22">Das Geschäftsjahr beginnt am 1. Juli und endet am 30. Juni des folgenden Jahres.</text:p>
          </text:list-item>
          <text:list-item>
            <text:p text:style-name="P22">Das <text:span text:style-name="T5">Logo des </text:span>Vereins </text:p>
          </text:list-item>
        </text:list>
        <text:h text:style-name="Heading_20_2" text:outline-level="2"><text:bookmark-start text:name="__RefHeading___Toc163_3454337579"/>Aufgaben und Zweck<text:bookmark-end text:name="__RefHeading___Toc163_3454337579"/></text:h>
        <text:p text:style-name="P11"><text:span text:style-name="T3">A</text:span><text:span text:style-name="T2">ufgabe und Ziel des Vereins ist die Förderung technischer Geräte mit voller technischer Dokument</text:span><text:span text:style-name="T4">ation</text:span><text:span text:style-name="T2"> (open hardware), </text:span><text:span text:style-name="T4">welche sich durch </text:span><text:span text:style-name="T2">besondere Langlebigkeit </text:span><text:span text:style-name="T4">bzw. einfache Reparierbarkeit auszeichnen</text:span><text:span text:style-name="T2">.</text:span></text:p>
        <text:h text:style-name="P16" text:outline-level="2"><text:bookmark-start text:name="__RefHeading___Toc163_3454337579 Kopie 1"/>Vereinsvermögen<text:bookmark-end text:name="__RefHeading___Toc163_3454337579 Kopie 1"/></text:h>
        <text:h text:style-name="Heading_20_2" text:outline-level="2"><text:bookmark-start text:name="__RefHeading___Toc168_3454337579"/>Organe<text:bookmark-end text:name="__RefHeading___Toc168_3454337579"/></text:h>
        <text:h text:style-name="Heading_20_2" text:outline-level="2"><text:bookmark-start text:name="__RefHeading___Toc170_3454337579"/>Allgemeine Vorschriften<text:bookmark-end text:name="__RefHeading___Toc170_3454337579"/></text:h>
        <text:h text:style-name="Heading_20_1" text:outline-level="1"><text:bookmark-start text:name="__RefHeading___Toc172_3454337579"/>Mitgliedschaft<text:bookmark-end text:name="__RefHeading___Toc172_3454337579"/></text:h>
        <text:h text:style-name="Heading_20_2" text:outline-level="2"><text:bookmark-start text:name="__RefHeading___Toc174_3454337579"/>Mitgliederstruktur<text:bookmark-end text:name="__RefHeading___Toc174_3454337579"/></text:h>
        <text:list xml:id="list890173475" text:style-name="L2">
          <text:list-item>
            <text:p text:style-name="P23">Der Verein besteht aus:</text:p>
          </text:list-item>
        </text:list>
        <text:list xml:id="list3183359218" text:style-name="L3">
          <text:list-item>
            <text:list>
              <text:list-item>
                <text:p text:style-name="P24">aktiven Mitgliedern (natürliche Personen, die im Verein <text:span text:style-name="T5">aktive mitarbeiten</text:span>)</text:p>
              </text:list-item>
              <text:list-item>
                <text:p text:style-name="P24">passiven Mitgliedern (natürliche Personen, die <text:span text:style-name="T5">den</text:span> Verein <text:span text:style-name="T5">materiell und immateriell fördern</text:span>)</text:p>
              </text:list-item>
              <text:list-item>
                <text:p text:style-name="P24">Fördermitgliedern (Personengesellschaften, juristische Personen und Vereine<text:span text:style-name="T5">)</text:span></text:p>
              </text:list-item>
            </text:list>
          </text:list-item>
        </text:list>
        <text:h text:style-name="Heading_20_2" text:outline-level="2"><text:bookmark-start text:name="__RefHeading___Toc176_3454337579"/>Erwerb der Mitgliedschaft<text:bookmark-end text:name="__RefHeading___Toc176_3454337579"/></text:h>
        <text:list xml:id="list2990138040" text:style-name="L4">
          <text:list-item>
            <text:p text:style-name="P25">Vereinsmitglied werden natürliche oder juristische Personen per Antragsbestätigung. Der Aufnahmeantrag ist auf dem vorgeschriebenen Formblatt in der Geschäftsstelle einzureichen. Die Aufnahme von Mitgliedern unter 18 Jahren setzt die Zustimmung des gesetzlichen Vertreters voraus.</text:p>
          </text:list-item>
          <text:list-item>
            <text:p text:style-name="P25">Die Bestätigung der Mitgliedschaft ist dem Antragsteller schriftlich spätestens vier Wochen nach Eingang mitzuteilen.</text:p>
          </text:list-item>
          <text:list-item>
            <text:p text:style-name="P25">Als Eintrittsdatum in den Verein und Beginn der Beitragszahlung gilt das auf dem Mitgliedsantrag mit persönlicher Unterschrift bestätigte Datum. Das Eintrittsdatum kann frühestens auf den Monatsanfang des Zugangs in der Geschäftsstelle datiert werden. Die Mitgliedschaft wird jedoch erst mit der Bestätigung des Aufnahmeantrages und der Zahlung des ersten fälligen Mitgliedsbeitrages wirksam. </text:p>
          </text:list-item>
        </text:list>
        <text:h text:style-name="Heading_20_2" text:outline-level="2"><text:bookmark-start text:name="__RefHeading___Toc178_3454337579"/>Recht und Pflichten<text:bookmark-end text:name="__RefHeading___Toc178_3454337579"/></text:h>
        <text:h text:style-name="Heading_20_2" text:outline-level="2"><text:bookmark-start text:name="__RefHeading___Toc180_3454337579"/>Ende der Mitgliedschaft<text:bookmark-end text:name="__RefHeading___Toc180_3454337579"/></text:h>
        <text:h text:style-name="Heading_20_1" text:outline-level="1"><text:bookmark-start text:name="__RefHeading___Toc182_3454337579"/>Mitgliederversammlung<text:bookmark-end text:name="__RefHeading___Toc182_3454337579"/></text:h>
        <text:h text:style-name="Heading_20_2" text:outline-level="2">Stellung der Mitgliederversammlung </text:h>
        <text:h text:style-name="Heading_20_2" text:outline-level="2">Ordentliche Mitgliederversammlung</text:h>
        <text:h text:style-name="Heading_20_2" text:outline-level="2">Außerordentliche Mitgliederversammlung</text:h>
        <text:h text:style-name="Heading_20_2" text:outline-level="2">Anträge an die Mitgliederversammlung </text:h>
        <text:p text:style-name="P12">Abstimmung</text:p>
        <text:h text:style-name="Heading_20_2" text:outline-level="2"><text:soft-page-break/>Wahlen</text:h>
        <text:h text:style-name="Heading_20_2" text:outline-level="2">Anfechtung von Beschlüssen </text:h>
        <text:h text:style-name="Heading_20_1" text:outline-level="1"><text:bookmark-start text:name="__RefHeading___Toc184_3454337579"/>Aufsichtsrat<text:bookmark-end text:name="__RefHeading___Toc184_3454337579"/></text:h>
        <text:h text:style-name="Heading_20_2" text:outline-level="2"><text:bookmark-start text:name="__RefHeading___Toc186_3454337579"/>Stellung <text:bookmark-end text:name="__RefHeading___Toc186_3454337579"/></text:h>
        <text:h text:style-name="Heading_20_2" text:outline-level="2"><text:bookmark-start text:name="__RefHeading___Toc188_3454337579"/>Zusammensetzung<text:bookmark-end text:name="__RefHeading___Toc188_3454337579"/></text:h>
        <text:h text:style-name="Heading_20_2" text:outline-level="2"><text:bookmark-start text:name="__RefHeading___Toc190_3454337579"/><text:span text:style-name="T5">W</text:span>ahl <text:bookmark-end text:name="__RefHeading___Toc190_3454337579"/></text:h>
        <text:h text:style-name="Heading_20_2" text:outline-level="2"><text:bookmark-start text:name="__RefHeading___Toc192_3454337579"/>Vertretungsbefugnisse und Haftung<text:bookmark-end text:name="__RefHeading___Toc192_3454337579"/></text:h>
        <text:h text:style-name="Heading_20_2" text:outline-level="2"><text:bookmark-start text:name="__RefHeading___Toc194_3454337579"/>Aufgaben <text:bookmark-end text:name="__RefHeading___Toc194_3454337579"/></text:h>
        <text:h text:style-name="Heading_20_2" text:outline-level="2"><text:bookmark-start text:name="__RefHeading___Toc196_3454337579"/>Sitzungen und Beschlussfassung<text:bookmark-end text:name="__RefHeading___Toc196_3454337579"/></text:h>
        <text:h text:style-name="Heading_20_1" text:outline-level="1"><text:bookmark-start text:name="__RefHeading___Toc198_3454337579"/>Schlussbestimmungen<text:bookmark-end text:name="__RefHeading___Toc198_3454337579"/></text:h>
        <text:h text:style-name="P17" text:outline-level="2">Wirkung der Satzung und ihrer Änderungen</text:h>
        <text:h text:style-name="P17" text:outline-level="2" text:is-list-header="true"/>
        <text:h text:style-name="P17" text:outline-level="2"/>
        <text:h text:style-name="P17" text:outline-level="2"/>
        <text:h text:style-name="P17" text:outline-level="2"/>
        <text:h text:style-name="P17" text:outline-level="2"/>
        <text:h text:style-name="P17" text:outline-level="2"/>
        <text:h text:style-name="P18" text:outline-level="2">.</text:h>
      </text:section>
      <text:h text:style-name="Heading_20_1" text:outline-level="1"><text:bookmark-start text:name="__RefHeading___Toc727_652636926"/>Literaturverzeichnis<text:bookmark-end text:name="__RefHeading___Toc727_652636926"/></text:h>
      <text:p text:style-name="Text_20_body"/>
      <text:p text:style-name="P8">[1]</text:p>
      <text:p text:style-name="P8">[2]</text:p>
      <text:p text:style-name="P6">Anhang</text:p>
      <text:p text:style-name="Standard"/>
      <text:p text:style-name="Standard"><text:bookmark-start text:name="__RefHeading___Toc495_529838395"/><text:bookmark-end text:name="__RefHeading___Toc495_52983839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Frutiger LT Pro 45 Light" svg:font-family="'Frutiger LT Pro 45 Light'" style:font-adornments="65 Bold" style:font-family-generic="swiss" style:font-pitch="variable"/>
    <style:font-face style:name="Helvetica" svg:font-family="Helvetica" style:font-family-generic="swiss" style:font-pitch="variable"/>
    <style:font-face style:name="Liberation Sans Narrow" svg:font-family="'Liberation Sans Narrow'" style:font-adornments="Standard"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Standar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adornments="Fett" style:font-pitch="variable"/>
    <style:font-face style:name="Roboto Condensed" svg:font-family="'Roboto Condensed'" style:font-adornments="Standard" style:font-pitch="variable"/>
    <style:font-face style:name="Roboto1" svg:font-family="Roboto" style:font-adornments="Standard"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CH"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Roboto Condensed" fo:font-family="'Roboto Condensed'" style:font-style-name="Standard" style:font-pitch="variable" fo:font-size="9pt"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1" fo:font-family="Roboto" style:font-style-name="Standard"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0.499cm" fo:text-align="justify" style:justify-single-word="false"/>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1.42cm" fo:margin-bottom="0.21cm" style:contextual-spacing="false"/>
      <style:text-properties style:font-name="Roboto" fo:font-family="Roboto" style:font-style-name="Fett" style:font-pitch="variable" fo:font-size="12pt" fo:font-weight="bold" style:font-size-asian="18pt" style:font-weight-asian="bold" style:font-size-complex="18pt" style:font-weight-complex="bold"/>
    </style:style>
    <style:style style:name="Bild" style:family="paragraph" style:parent-style-name="Caption">
      <style:paragraph-properties fo:margin-top="0.21cm" fo:margin-bottom="0.31cm" style:contextual-spacing="false" fo:text-align="center" style:justify-single-word="false"/>
      <style:text-properties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text:number-lines="true" text:line-number="1"/>
      <style:text-properties style:font-name="Roboto" fo:font-family="Roboto" style:font-style-name="Fett" style:font-pitch="variable" fo:font-size="11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de" fo:country="DE" style:font-name-asian="Calibri" style:font-family-asian="Calibri"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fo:font-size="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size="8pt"/>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prefix="§" style:num-format="1">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3cm" style:num-format="1" text:number-position="left" text:increment="5"/>
    <number:date-style style:name="N10121" number:language="en" number:country="US">
      <number:day number:style="long"/>
      <number:text>/</number:text>
      <number:month number:style="long"/>
      <number:text>/</number:text>
      <number:year/>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Standard">
      <style:paragraph-properties fo:text-align="end" style:justify-single-word="false"/>
      <style:text-properties style:font-name="Helvetica" fo:font-weight="bold" officeooo:rsid="00319dac" officeooo:paragraph-rsid="0027f9e9" style:font-weight-asian="bold" style:font-name-complex="Helvetica" style:font-weight-complex="bold"/>
    </style:style>
    <style:style style:name="MP4" style:family="paragraph" style:parent-style-name="Standard">
      <style:paragraph-properties fo:text-align="end" style:justify-single-word="false"/>
      <style:text-properties style:font-name="Helvetica" officeooo:rsid="00319dac" officeooo:paragraph-rsid="0027f9e9" style:font-name-complex="Helvetica"/>
    </style:style>
    <style:style style:name="MP5" style:family="paragraph" style:parent-style-name="Standard">
      <style:paragraph-properties fo:text-align="end" style:justify-single-word="false"/>
      <style:text-properties style:font-name="Helvetica" officeooo:paragraph-rsid="0027f9e9" style:font-name-complex="Helvetica"/>
    </style:style>
    <style:style style:name="MP6" style:family="paragraph" style:parent-style-name="Standard">
      <style:paragraph-properties fo:text-align="end" style:justify-single-word="false" fo:padding-left="0cm" fo:padding-right="0cm" fo:padding-top="0cm" fo:padding-bottom="0.035cm" fo:border-left="none" fo:border-right="none" fo:border-top="none" fo:border-bottom="0.51pt solid #000000" style:shadow="none"/>
      <style:text-properties style:font-name="Helvetica" officeooo:paragraph-rsid="0027f9e9" style:font-name-complex="Helvetica"/>
    </style:style>
    <style:style style:name="MT1" style:family="text">
      <style:text-properties officeooo:rsid="00319d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irst_20_Page" style:display-name="First Page" style:page-layout-name="Mpm2" draw:style-name="Mdp1" style:next-style-name="Standard">
      <style:header>
        <text:p text:style-name="MP2"/>
        <text:p text:style-name="MP3">fairdevices e.V.</text:p>
        <text:p text:style-name="MP4">Copitzer Str. 2</text:p>
        <text:p text:style-name="MP5">01<text:span text:style-name="MT1">326 Dresden</text:span></text:p>
        <text:p text:style-name="MP6">Germany</text:p>
        <text:p text:style-name="MP2"/>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2T10:20:15.573000000</meta:creation-date>
    <meta:editing-duration>PT22H55M</meta:editing-duration>
    <meta:editing-cycles>7</meta:editing-cycles>
    <meta:generator>LibreOffice/7.3.7.2$Linux_X86_64 LibreOffice_project/30$Build-2</meta:generator>
    <dc:date>2024-09-29T21:18:39.744173479</dc:date>
    <meta:document-statistic meta:table-count="0" meta:image-count="0" meta:object-count="0" meta:page-count="4" meta:paragraph-count="80" meta:word-count="393" meta:character-count="2817" meta:non-whitespace-character-count="2530"/>
  </office:meta>
</office:document-meta>
</file>